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office:font-face-decls>
  <office:automatic-styles>
    <style:style style:name="P1" style:family="paragraph" style:parent-style-name="Text_20_body" style:list-style-name="L1">
      <style:paragraph-properties fo:margin-left="0cm" fo:margin-right="0cm" fo:margin-top="0cm" fo:margin-bottom="0cm" style:contextual-spacing="false" fo:line-height="137%" fo:text-indent="0cm" style:auto-text-indent="false"/>
      <style:text-properties fo:font-size="12pt" officeooo:paragraph-rsid="001a0bd7" style:font-size-asian="12pt" style:font-size-complex="12pt"/>
    </style:style>
    <style:style style:name="P2" style:family="paragraph" style:parent-style-name="Standard">
      <style:paragraph-properties fo:text-align="start" style:justify-single-word="false" style:writing-mode="lr-tb"/>
      <style:text-properties fo:font-size="14pt" officeooo:paragraph-rsid="001680d7" style:font-size-asian="14pt" style:font-size-complex="14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680d7" officeooo:paragraph-rsid="001680d7" style:font-size-asian="14pt" style:font-weight-asian="bold" style:font-size-complex="14pt" style:font-weight-complex="bold"/>
    </style:style>
    <style:style style:name="P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solid" style:text-underline-width="auto" style:text-underline-color="font-color" fo:font-weight="normal" officeooo:rsid="001680d7" officeooo:paragraph-rsid="001680d7" style:font-size-asian="14pt" style:font-weight-asian="normal" style:font-size-complex="14pt" style:font-weight-complex="normal"/>
    </style:style>
    <style:style style:name="P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solid" style:text-underline-width="auto" style:text-underline-color="font-color" fo:font-weight="normal" officeooo:rsid="001a0bd7" officeooo:paragraph-rsid="001a0bd7" style:font-size-asian="14pt" style:font-weight-asian="normal" style:font-size-complex="14pt" style:font-weight-complex="normal"/>
    </style:style>
    <style:style style:name="P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solid" style:text-underline-width="auto" style:text-underline-color="font-color" fo:font-weight="normal" officeooo:rsid="001ae319" officeooo:paragraph-rsid="001ae319" style:font-size-asian="14pt" style:font-weight-asian="normal" style:font-size-complex="14pt" style:font-weight-complex="normal"/>
    </style:style>
    <style:style style:name="P7"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solid" style:text-underline-width="auto" style:text-underline-color="font-color" fo:font-weight="normal" officeooo:rsid="001680d7" officeooo:paragraph-rsid="001680d7" style:font-size-asian="12.25pt" style:font-weight-asian="normal" style:font-size-complex="14pt" style:font-weight-complex="normal"/>
    </style:style>
    <style:style style:name="P8"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fo:font-size="14pt" style:text-underline-style="none" fo:font-weight="normal" officeooo:rsid="001680d7" officeooo:paragraph-rsid="001680d7" style:font-size-asian="14pt" style:font-weight-asian="normal" style:font-size-complex="14pt" style:font-weight-complex="normal"/>
    </style:style>
    <style:style style:name="P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none" fo:font-weight="normal" officeooo:rsid="001680d7" officeooo:paragraph-rsid="001680d7"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none" fo:font-weight="normal" officeooo:rsid="00182b27" officeooo:paragraph-rsid="00182b27" style:font-size-asian="14pt" style:font-weight-asian="normal" style:font-size-complex="14pt" style:font-weight-complex="normal"/>
    </style:style>
    <style:style style:name="P11"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none" fo:font-weight="normal" officeooo:rsid="001a0bd7" officeooo:paragraph-rsid="001a0bd7" style:font-size-asian="14pt" style:font-weight-asian="normal" style:font-size-complex="14pt" style:font-weight-complex="normal"/>
    </style:style>
    <style:style style:name="P1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4pt" style:text-underline-style="none" fo:font-weight="normal" officeooo:rsid="001680d7" officeooo:paragraph-rsid="001680d7" style:font-size-asian="12.25pt" style:font-weight-asian="normal" style:font-size-complex="14pt" style:font-weight-complex="normal"/>
    </style:style>
    <style:style style:name="P13" style:family="paragraph" style:parent-style-name="Standard">
      <style:paragraph-properties fo:text-align="start" style:justify-single-word="false" style:writing-mode="lr-tb"/>
      <style:text-properties officeooo:paragraph-rsid="001680d7"/>
    </style:style>
    <style:style style:name="P14"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paragraph-rsid="001ae319"/>
    </style:style>
    <style:style style:name="P1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text-underline-style="solid" style:text-underline-width="auto" style:text-underline-color="font-color" officeooo:rsid="001b01b8" officeooo:paragraph-rsid="001b01b8"/>
    </style:style>
    <style:style style:name="P16"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erif" officeooo:paragraph-rsid="001b01b8"/>
    </style:style>
    <style:style style:name="T1" style:family="text">
      <style:text-properties officeooo:rsid="001680d7"/>
    </style:style>
    <style:style style:name="T2" style:family="text">
      <style:text-properties fo:font-weight="normal" style:font-weight-asian="normal" style:font-weight-complex="normal"/>
    </style:style>
    <style:style style:name="T3" style:family="text">
      <style:text-properties fo:font-weight="normal" officeooo:rsid="001680d7" style:font-weight-asian="normal" style:font-weight-complex="normal"/>
    </style:style>
    <style:style style:name="T4" style:family="text">
      <style:text-properties fo:font-weight="normal" style:font-weight-asian="normal" style:font-weight-complex="normal" loext:padding="0cm" loext:border="none"/>
    </style:style>
    <style:style style:name="T5" style:family="text">
      <style:text-properties fo:font-weight="normal" officeooo:rsid="001b01b8" style:font-weight-asian="normal" style:font-weight-complex="normal" loext:padding="0cm" loext:border="none"/>
    </style:style>
    <style:style style:name="T6" style:family="text">
      <style:text-properties fo:font-weight="bold" style:font-weight-asian="bold" style:font-weight-complex="bold"/>
    </style:style>
    <style:style style:name="T7" style:family="text">
      <style:text-properties style:font-name="inherit" fo:font-weight="normal" style:font-weight-asian="normal" style:font-weight-complex="normal" loext:padding="0cm" loext:border="none"/>
    </style:style>
    <style:style style:name="T8" style:family="text">
      <style:text-properties style:font-name="inherit" fo:font-size="12pt" style:font-size-asian="12pt" style:font-size-complex="12pt" loext:padding="0cm" loext:border="none"/>
    </style:style>
    <style:style style:name="T9" style:family="text">
      <style:text-properties style:font-name="inherit" fo:font-size="12pt" style:text-underline-style="none" fo:font-weight="normal" officeooo:rsid="001ae319" style:font-size-asian="12pt" style:font-weight-asian="normal" style:font-size-complex="12pt" style:font-weight-complex="normal" loext:padding="0cm" loext:border="none"/>
    </style:style>
    <style:style style:name="T10" style:family="text">
      <style:text-properties style:font-name="inherit" fo:font-size="12pt" style:text-underline-style="none" fo:font-weight="normal" style:font-size-asian="12pt" style:font-weight-asian="normal" style:font-size-complex="12pt" style:font-weight-complex="normal" loext:padding="0cm" loext:border="none"/>
    </style:style>
    <style:style style:name="T11" style:family="text">
      <style:text-properties style:font-name="inherit" fo:font-size="12pt" fo:font-weight="normal" officeooo:rsid="001ae319" style:font-size-asian="12pt" style:font-weight-asian="normal" style:font-size-complex="12pt" style:font-weight-complex="normal" loext:padding="0cm" loext:border="none"/>
    </style:style>
    <style:style style:name="T12" style:family="text">
      <style:text-properties style:font-name="inherit" fo:font-size="12pt" fo:font-weight="normal" style:font-size-asian="12pt" style:font-weight-asian="normal" style:font-size-complex="12pt" style:font-weight-complex="normal" loext:padding="0cm" loext:border="none"/>
    </style:style>
    <style:style style:name="T13" style:family="text">
      <style:text-properties style:font-name="Liberation Serif"/>
    </style:style>
    <style:style style:name="T14" style:family="text">
      <style:text-properties style:font-name="Liberation Serif" fo:font-size="14pt" fo:font-weight="normal" style:font-size-asian="14pt" style:font-weight-asian="normal" style:font-size-complex="14pt" style:font-weight-complex="normal" loext:padding="0cm" loext:border="none"/>
    </style:style>
    <style:style style:name="T15" style:family="text">
      <style:text-properties style:font-name="Liberation Serif" fo:font-size="14pt" fo:font-weight="normal" officeooo:rsid="001680d7" style:font-size-asian="14pt" style:font-weight-asian="normal" style:font-size-complex="14pt" style:font-weight-complex="normal" loext:padding="0cm" loext:border="none"/>
    </style:style>
    <style:style style:name="T16" style:family="text">
      <style:text-properties style:font-name="Liberation Serif" fo:font-size="14pt" fo:font-weight="normal" officeooo:rsid="0002134c" style:font-size-asian="14pt" style:font-weight-asian="normal" style:font-size-complex="14pt" style:font-weight-complex="normal" loext:padding="0cm" loext:border="none"/>
    </style:style>
    <style:style style:name="T17" style:family="text">
      <style:text-properties style:font-name="Liberation Serif" fo:font-size="14pt" fo:font-weight="bold" style:font-size-asian="14pt" style:font-weight-asian="bold" style:font-size-complex="14pt" style:font-weight-complex="bold" loext:padding="0cm" loext:border="none"/>
    </style:style>
    <style:style style:name="T18" style:family="text">
      <style:text-properties style:font-name="Liberation Serif" loext:padding="0cm" loext:border="none"/>
    </style:style>
    <style:style style:name="T19" style:family="text">
      <style:text-properties fo:font-size="14pt" style:text-underline-style="none" fo:font-weight="normal" officeooo:rsid="001ae319" style:font-size-asian="14pt" style:font-weight-asian="normal" style:font-size-complex="14pt" style:font-weight-complex="normal"/>
    </style:style>
    <style:style style:name="T20" style:family="text">
      <style:text-properties fo:font-size="14pt" style:text-underline-style="none" fo:font-weight="normal" officeooo:rsid="001b01b8" style:font-size-asian="14pt" style:font-weight-asian="normal" style:font-size-complex="14pt" style:font-weight-complex="normal" loext:padding="0cm" loext:border="none"/>
    </style:style>
    <style:style style:name="T21" style:family="text">
      <style:text-properties fo:font-size="14pt" fo:font-weight="normal" style:font-size-asian="14pt" style:font-weight-asian="normal" style:font-size-complex="14pt" style:font-weight-complex="normal" loext:padding="0cm" loext:border="none"/>
    </style:style>
    <style:style style:name="T22" style:family="text">
      <style:text-properties officeooo:rsid="00182b27"/>
    </style:style>
    <style:style style:name="T23" style:family="text">
      <style:text-properties fo:font-size="12pt" fo:font-weight="normal" style:font-size-asian="12pt" style:font-weight-asian="normal" style:font-size-complex="12pt" style:font-weight-complex="normal" loext:padding="0cm" loext:border="none"/>
    </style:style>
    <style:style style:name="T24" style:family="text">
      <style:text-properties fo:font-size="12pt" style:text-underline-style="solid" style:text-underline-width="auto" style:text-underline-color="font-color" fo:font-weight="normal" officeooo:rsid="001b01b8" style:font-size-asian="12pt" style:font-weight-asian="normal" style:font-size-complex="12pt" style:font-weight-complex="normal" loext:padding="0cm" loext:border="none"/>
    </style:style>
    <style:style style:name="T25" style:family="text">
      <style:text-properties fo:font-size="12pt" style:text-underline-style="none" fo:font-weight="normal" officeooo:rsid="001b01b8" style:font-size-asian="12pt" style:font-weight-asian="normal" style:font-size-complex="12pt" style:font-weight-complex="normal" loext:padding="0cm" loext:border="none"/>
    </style:style>
    <style:style style:name="T26" style:family="text">
      <style:text-properties style:text-underline-style="solid" style:text-underline-width="auto" style:text-underline-color="font-color" fo:font-weight="normal" officeooo:rsid="001b01b8" style:font-weight-asian="normal" style:font-weight-complex="normal"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Groupe OS1B</text:p>
      <text:p text:style-name="P3">Hit The Peggles</text:p>
      <text:p text:style-name="P3"/>
      <text:p text:style-name="P8">L’objectif de ce projet était de s’inspirer du jeu hit the peggles pour essayer de produire une version qui reprendrai les bases du jeu tout en l’améliorant ou en rajoutant notre touche personnelle. Le principe de base du jeu est le suivant, tout d’abord on sélectionne un niveau auquel on veut jouer dans le menu, puis une fois dans le niveau on dispose d’un canon permettant de tirer une balle rebondissante à la fois. Sur le niveau sont disposés obstacles et pegs. Le but de la partie est de détruire tous les pegs du jeu en faisant rebondir la balle dessus. A la fin un score s’affiche, reflétant notre efficacité dans le niveau. Pour ce rapport nous allons donc passer en détails certaines parties de l’implémentation et du développement de notre programme.</text:p>
      <text:p text:style-name="P9"/>
      <text:p text:style-name="P9">Tout d’abord quelques généralités. Pour la modélisation du projet nous avons utilisé la méthode du MVC (Modèle-Vue-Controlleur) qui permet de séparer la ce que voit l’utilisateur (Front-end) de ce qu’il ne voit pas (Back-end) et donc de nous séparer les taches plus facilement. Les bibliothèques principalement utilisées sont javax.Swing et java.awt. Étant donné que nous en avions une bonne expérience il a été plus simple de les utiliser. Maintenant que cela est établit parlons du projet en lui même.</text:p>
      <text:p text:style-name="P4">1) Le menu :</text:p>
      <text:p text:style-name="P4"/>
      <text:p text:style-name="P9">La première chose que le joueur voit en lançant le jeu est le menu alors commençons par ça. Lorsque le jeu se lance on voit tout d’abord un menu présentant le nom du jeu et on entend une musique. Cette musique est présente dans tous les menus bien qu’elle change selon les menus. La musique peut devenir agaçante au bout de plusieurs minutes à l’entendre pour régler cela un bouton « mute » qui coupera la musique se trouve sur la première page. La musique a été implémentées en utilisant <text:s/>plusieurs <text:span text:style-name="T18">bibliothèques différentes telles que Clip, File et AudioInputStream.</text:span></text:p>
      <text:p text:style-name="P9">La page suivante est la page de sélection du profil de joueur<text:span text:style-name="T13">. L</text:span><text:span text:style-name="T18">e joueur peut jouer en utilisant un profil déjà sauvegardé ou créer un nouveau profil. A la création du profil le joueur choisit son pseudo et peut commencer à jouer. Le meilleur score de chaque niveau et les niveaux crées via l’éditeur de niveau seront sauvegardée et il pourra réutiliser son profil à la prochaine utilisation du jeu. <text:s/>Le score est affiché en dessous du pseudo du joueur en partie et est mis à jour dès qu’un peg est touché.</text:span></text:p>
      <text:p text:style-name="P9"><text:span text:style-name="T18">Après avoir choisi son profil le joueur arrive sur une page qui lui permet au choix de : jouer à un niveau que nous avons créer, jouer à un niveau qu’il a créé ou lancer l’éditeur de niveau pour en créer un.</text:span></text:p>
      <text:p text:style-name="P9"/>
      <text:p text:style-name="P4">2) Implémentation du niveau :</text:p>
      <text:p text:style-name="P4"/>
      <text:p text:style-name="P2"><text:tab/><text:span text:style-name="T1">Commençons par décomposer le niveau, l</text:span>e jeu comporte trois principaux types d’objets affichés <text:span text:style-name="T1">sur un</text:span> niveau : une balle, un canon et des obstacles. Après <text:span text:style-name="T1">avoir</text:span> <text:soft-page-break/>remarqué que ces trois objets <text:span text:style-name="T1">avaient</text:span> des points communs : <text:span text:style-name="T1">d</text:span>es coordonnées x et y sur un repère, <text:span text:style-name="T1">une </text:span>largeur <text:span text:style-name="T1">et</text:span> <text:span text:style-name="T1">u</text:span>ne hauteur nous avons décidé de créer une classe <text:span text:style-name="T6">Objet.java</text:span><text:span text:style-name="T2">, qui regroupe les points communs des objets listés précédemment.</text:span></text:p>
      <text:p text:style-name="P2"><text:span text:style-name="T2"><text:tab/>Cependant, lors d’une partie, des obstacles </text:span><text:span text:style-name="T3">généreront des rebonds sur la balle et </text:span><text:span text:style-name="T2">disparaîtront suite à leur vie qui sont tombés à 0, tandis qu’une balle ou un canon reste dans la partie indéfiniment. Il faut donc faire une séparation entre les obstacles et le reste. Nous avons choisis de créer une classe </text:span><text:span text:style-name="T6">Obstacle.java</text:span><text:span text:style-name="T2">, </text:span><text:span text:style-name="T3">héritant</text:span><text:span text:style-name="T2"> de la classe Objet, celle-ci possède un booléen pour nous indiquer si l’obstacle courant est mort ou non, suivi d’un entier représentant sa vie. Cette classe est accompagné de fonctions permettant de modifier ou d’accéder à ces champs protégés. </text:span></text:p>
      <text:p text:style-name="P2"><text:span text:style-name="T2"><text:tab/>Enfin, lors d’une partie dans un niveau, il se peut que vous rencontrés des obstacles n’ayant pas la même forme. En effet il existe deux types d’obstacles dans notre jeu. </text:span></text:p>
      <text:p text:style-name="P2"><text:tab/>Le premier <text:span text:style-name="T1">s’agit logiquement</text:span> des pegs. Un peg est obstacle de forme ronde. Immobile, il permets au joueur de gagner des points lorsque la balle entre en collision avec celui-ci. Un peg peut avoir au maximum trois vies. Sa vie se voit décrémenté lors d’une collision, et celui-ci se voit détruit lorsque sa vie tombe à zéro. Afin de rendre ce système intuitif, les pegs deviennent de plus en plus rouge lorsque qu’ils perdent une vie (le peg est bleu à 3 vies, rose à 2 vies et rouge à une vie). La classe <text:span text:style-name="T6">Pegs.java</text:span> possède deux constructeurs : l’un avec la vie du peg initié lors de la construction, l’autre où la vie est un chiffre pris entre 1 et 3. La classe possède différentes fonctions. Parmi celles présentes on peut noter des accesseurs au rayon et au diamètre du peg, un « setter » pour modifier le rayon (utilisé dans l’édition de niveaux).<text:line-break/><text:tab/>La seconde <text:span text:style-name="T1">catégorie d’obstacle</text:span> est un ajout qui n’étais pas demandé lors du rendu du projet, il s’agit des quadrilatères. Un quadrilatère, tout comme un peg, est un obstacle <text:span text:style-name="T1">avec lequel</text:span> la balle du joueur réagira. Cependant le quadrilatère diffère des pegs dans la forme et dans la vie. En effet un quadrilatère à une largeur et une hauteur, et non un rayon. Les quadrilatères utilisés sont principalement des rectangles, mais le joueur peut s’il le souhaite, fabriquer des carrés dans l’édition de niveaux. De plus, un quadrilatère ne meurs pas. Celui-ci reste présent dans le niveau, et ne bouge pas. Il permets au joueur de l’aider à toucher certains pegs, ou bien de le gêner dans son parcours. <text:span text:style-name="T1">Ils</text:span> remplissent donc parfaitement le rôle d’un obstacle <text:span text:style-name="T1">ou d’un guide</text:span>.</text:p>
      <text:p text:style-name="P13"><text:span text:style-name="T7"><text:tab/></text:span><text:span text:style-name="T14">Chacun </text:span><text:span text:style-name="T15">des objets</text:span><text:span text:style-name="T14"> mentionnés précédemment (sauf pour </text:span><text:span text:style-name="T17">Canon.java</text:span><text:span text:style-name="T14">) possèdent un attribut « image », représentant leur image associé placé dans le dossier « ressources ». De plus, ces classes ont une fonction « dessine » qui afficheras l’image associé à son objet lors d’un niveau. Dans le cas où les images n’ont pas pu être lu, le jeu ne planteras pas. En effet, nous nous étions dit que si ce cas devait arriver, alors il faudrait faire en sorte que le jeu puisse fonctionner, et que celui-ci ne dépend</text:span><text:span text:style-name="T16">e</text:span><text:span text:style-name="T14"> pas que d’un dossier d’images. Ainsi si ce cas arrive, la fonction « dessine » dessineras des rectangles ou des cercles à l’aide de la fonction « filloval » / « fillrect » de la libraire awt.Graphics.</text:span></text:p>
      <text:p text:style-name="P12"/>
      <text:p text:style-name="P12"><text:soft-page-break/>Il existe une dernière catégorie d’objet dont nous n’avons pas encore parler : le puits. Le puits est un objet se situant tout en bas du niveau juste avant la chute définitive de la balle qui se déplace le long de l’écran. La règle est que si la balle passe dans le puits avant de tomber le joueur récupère une munition. Cet objet permet au joueur de garder un espoir, lorsqu’il rate son tir, de récupérer une chance de tirer, mais bien sur il lui faudra de la chance. Le fait qu’il faille de la chance pour faire tomber la balle dans le puits permet de rendre le score obtenu à chaque partie dépassable avec un peu plus de chance et donc de donner envie au joueur de recommencer à jouer. </text:p>
      <text:p text:style-name="P12"/>
      <text:p text:style-name="P7">3)<text:span text:style-name="T22">Physique</text:span></text:p>
      <text:p text:style-name="P9"/>
      <text:p text:style-name="P10">La physique est une partie essentielle du jeu et aussi une des parties les plus difficiles à approcher. Quand nous parlons de physique nous parlons de tout ce qui permet à la balle de bouger c’est à dire le tir, les rebonds et la gravité. </text:p>
      <text:p text:style-name="P10">La première approche que nous avons essayée était basée sur les équations de trajectoire réelles d’une balle. Cette méthode marchait pour créer une chute et un tir mais étant donné que cette implémentation est basée sur ce qui se passe réellement lors d’un lancé de balle en physique les choses étaient autrement plus ardues pour le rebond. L’implémentation ne prenais alors pas en compte la vitesse mais seulement les positions et les mettait a jour un certain nombre de fois par minute. Pour les rebonds nous avions besoin de toucher à cette vitesse et de l’implémenter dans les formules de chutes.</text:p>
      <text:p text:style-name="P10">La seconde approche fut la bonne nous avons approximé la position en fonction de la vitesse et construit des équations de rebonds beaucoup plus simplement en aillant accès à la vitesse.</text:p>
      <text:p text:style-name="P10">Pour lier les valeurs physiques de la balle avec son visuel nous avons implémenté un Timer qui mets a jour le visuel 100 fois par minutes ce qui permet d’avoir une image fluide bien que la position de la balle soit juste approximée. </text:p>
      <text:p text:style-name="P10"/>
      <text:p text:style-name="P5">4) L’éditeur de niveau</text:p>
      <text:p text:style-name="P5"/>
      <text:p text:style-name="P11">L’éditeur de niveau permet de créer ses propres niveaux. On peut librement poser des pegs ou des obstacles rectangulaires sur l’écran et régler leur dimensions, vie et ensuite pouvoir directement tester les niveaux juste créés. Pour se servir de l’éditeur on a au choix la souris, qui est sûrement l’option la plus intuitive, mais aussi un mode au clavier pour les utilisateurs de pc portable, avec les détails des instructions au bas de l’écran. Il aurait pu être amélioré de différentes manières, comme par exemple pouvoir étendre les rectangles en tirant sur les bords, ou pouvoir maintenir une touche pour en poser plusieurs sur une même ligne ou encore dupliquer des obstacles qui seraient dans une zone de sélection. En somme le principal problème est de savoir à quoi se limiter, car même si les idées semblent infinies le temps lui ne l’est pas.</text:p>
      <text:list text:style-name="L1">
        <text:list-item>
          <text:list>
            <text:list-header>
              <text:p text:style-name="P1"><text:span text:style-name="T18"/></text:p>
            </text:list-header>
          </text:list>
        </text:list-item>
      </text:list>
      <text:p text:style-name="P9"/>
      <text:p text:style-name="P6"><text:soft-page-break/>5)Le système de points</text:p>
      <text:p text:style-name="P9"/>
      <text:p text:style-name="P14"><text:span text:style-name="T19">Lorsque l’on joue on gagne des points à chaque fois que l’on touche un pegs mais pas toujours le même nombre. Pour récompenser les tirs plus efficaces et encourager le joueur à être précis nous avons mis au points un système de points basé sur des multiplicateurs. Sur l’écran à droite du niveau se trouve une jauge, cette jauge représente les points que le joueur a mais au début de notre réflexion elle faisait partie intégrante du système de points. Le principe de base était le suivant : chaque fois que la balle touchait un peg, la valeur de la jauge augmentait et arrivée à certains paliers, les points gagnés étaient multipliés soit par 2, 3, 4 ou 5 si la jauge était pleine. Évidemment en contrepartie, la jauge diminuait d’une certaine valeur à chaque fois qu’une seconde passait pour pas qu’on reste trop longtemps sur un multiplicateur de points. Nous avons donc poursuivi avec un système d’amplification des points moins ambitieux ; à chaque tir, si le joueur atteint un certain nombre de points pendant ce seul tir, il gagne des points en plus, en l’occurrence</text:span><text:span text:style-name="T9"> 5*1,5, 5*2 etc.</text:span></text:p>
      <text:p text:style-name="P14"><text:span text:style-name="T9"/></text:p>
      <text:p text:style-name="P14"><text:span text:style-name="T9"/></text:p>
      <text:p text:style-name="P15"><text:span text:style-name="T11">C</text:span><text:span text:style-name="T12">onclusion :</text:span></text:p>
      <text:p text:style-name="P15"><text:span text:style-name="T12"/></text:p>
      <text:p text:style-name="P16"><text:span text:style-name="T20">Pour conclure quelques mots sur notre organisation et ce que ce projet nous a apporté.</text:span><text:span text:style-name="T25"> </text:span><text:span text:style-name="T21">Nous avons rencontré quelques difficultés au niveau de l’organisation. Nous avons pris un peu de retard au début du projet car nous nous sommes mal réparti les tâches. Nous avons aussi parfois eu du mal à trouver des tâches. Mais ce projet a été enrichissant en tant qu’étudiant en informatique, il nous as appris à collaborer pour atteindre un objectif commun en respectant les délais. Cela nous a permis de développer des compétences en gestion de projet, en travail en groupe et en programmation. Ce sont des compétences qui seront utiles plus tard et transférables dans n’importe quel contexte professionne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1T00:10:19.253000000</meta:creation-date>
    <dc:date>2023-05-11T02:36:42.367000000</dc:date>
    <meta:editing-duration>PT2H26M20S</meta:editing-duration>
    <meta:editing-cycles>5</meta:editing-cycles>
    <meta:generator>LibreOffice/7.4.2.3$Windows_X86_64 LibreOffice_project/382eef1f22670f7f4118c8c2dd222ec7ad009daf</meta:generator>
    <meta:document-statistic meta:table-count="0" meta:image-count="0" meta:object-count="0" meta:page-count="4" meta:paragraph-count="26" meta:word-count="1871" meta:character-count="10751" meta:non-whitespace-character-count="8893"/>
  </office:meta>
</office:document-meta>
</file>